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1.588cm" fo:margin-right="0cm" fo:text-align="end" fo:text-indent="0cm"/>
    </style:style>
    <style:style style:name="P6" style:family="paragraph">
      <style:paragraph-properties fo:margin-left="2.778cm" fo:margin-right="0cm" fo:text-align="end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3" draw:layer="layout" svg:width="3.465cm" svg:height="2.016cm" svg:x="13.317cm" svg:y="3.568cm">
          <text:p text:style-name="P1"><text:span text:style-name="T1">Parte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8.186cm" svg:height="8.954cm" svg:x="8.324cm" svg:y="7.794cm">
          <text:p text:style-name="P1"><text:span text:style-name="T1">Nod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465cm" svg:height="2.016cm" svg:x="8.318cm" svg:y="3.568cm">
          <text:p text:style-name="P1"><text:span text:style-name="T1">Landesverba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.465cm" svg:height="2.016cm" svg:x="2.603cm" svg:y="3.566cm">
          <text:p text:style-name="P1"><text:span text:style-name="T1">Crew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068cm" svg:y1="4.574cm" svg:x2="8.318cm" svg:y2="4.576cm" draw:start-shape="id1" draw:start-glue-point="1" draw:end-shape="id2" svg:d="m6068 4574 2250 2">
          <text:p/>
        </draw:connector>
        <draw:connector draw:style-name="gr2" draw:text-style-name="P1" draw:layer="layout" draw:type="line" svg:x1="11.783cm" svg:y1="4.576cm" svg:x2="13.317cm" svg:y2="4.576cm" draw:start-shape="id2" draw:start-glue-point="1" draw:end-shape="id3" svg:d="m11783 4576h1534">
          <text:p/>
        </draw:connector>
        <draw:connector draw:style-name="gr2" draw:text-style-name="P1" draw:layer="layout" svg:x1="12.417cm" svg:y1="7.794cm" svg:x2="4.335cm" svg:y2="5.582cm" draw:start-shape="id4" draw:start-glue-point="0" draw:end-shape="id1" draw:end-glue-point="2" svg:d="m12417 7794v-1106h-8082v-1106">
          <text:p/>
        </draw:connector>
        <draw:connector draw:style-name="gr2" draw:text-style-name="P1" draw:layer="layout" svg:x1="12.417cm" svg:y1="7.794cm" svg:x2="10.05cm" svg:y2="5.584cm" draw:start-shape="id4" draw:start-glue-point="0" draw:end-shape="id2" draw:end-glue-point="2" svg:d="m12417 7794v-1105h-2367v-1105">
          <text:p/>
        </draw:connector>
        <draw:connector draw:style-name="gr2" draw:text-style-name="P1" draw:layer="layout" svg:x1="12.417cm" svg:y1="7.794cm" svg:x2="15.049cm" svg:y2="5.584cm" draw:start-shape="id4" draw:start-glue-point="0" draw:end-shape="id3" svg:d="m12417 7794v-1105h2632v-1105">
          <text:p/>
        </draw:connector>
        <draw:custom-shape draw:style-name="gr3" draw:text-style-name="P4" draw:layer="layout" svg:width="5.557cm" svg:height="1.849cm" svg:x="9.71cm" svg:y="14.456cm">
          <text:p text:style-name="P1"><text:span text:style-name="T2">Highscore</text:span></text:p>
          <text:p text:style-name="P3"><text:span text:style-name="T3">Anzahl der Nachbarn</text:span></text:p>
          <text:p text:style-name="P3"><text:span text:style-name="T3">Anzahl der Benutz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57cm" svg:height="2.249cm" svg:x="9.711cm" svg:y="8.838cm">
          <text:p text:style-name="P1"><text:span text:style-name="T2">Update</text:span></text:p>
          <text:p text:style-name="P5"><text:span text:style-name="T3">NodeID</text:span></text:p>
          <text:p text:style-name="P5"><text:span text:style-name="T3">Revision</text:span></text:p>
          <text:p text:style-name="P5"><text:span text:style-name="T3">Last Seen</text:span></text:p>
          <text:p text:style-name="P5"><text:span text:style-name="T3">First See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57cm" svg:height="3.016cm" svg:x="9.711cm" svg:y="11.231cm">
          <text:p text:style-name="P1"><text:span text:style-name="T2">Information</text:span></text:p>
          <text:p text:style-name="P6"><text:span text:style-name="T3">Hostname</text:span></text:p>
          <text:p text:style-name="P6"><text:span text:style-name="T3">Latitude</text:span></text:p>
          <text:p text:style-name="P6"><text:span text:style-name="T3">Longitude</text:span></text:p>
          <text:p text:style-name="P6"><text:span text:style-name="T3">Partei</text:span></text:p>
          <text:p text:style-name="P6"><text:span text:style-name="T3">Landesverband</text:span></text:p>
          <text:p text:style-name="P6"><text:span text:style-name="T3">Cre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465cm" svg:height="2.016cm" svg:x="10.676cm" svg:y="17.959cm">
          <text:p text:style-name="P1"><text:span text:style-name="T1">Scor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2.408cm" svg:y1="17.959cm" svg:x2="12.417cm" svg:y2="16.748cm" draw:start-shape="id5" draw:start-glue-point="0" draw:end-shape="id4" draw:end-glue-point="2" svg:d="m12408 17959v-605h9v-6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in Kuck</meta:initial-creator>
    <meta:creation-date>2010-01-30T18:35:33</meta:creation-date>
    <dc:date>2010-01-30T22:07:57</dc:date>
    <dc:creator>Robin Kuck</dc:creator>
    <meta:editing-duration>PT00H45M12S</meta:editing-duration>
    <meta:editing-cycles>4</meta:editing-cycles>
    <meta:generator>OpenOffice.org/3.1$Linux OpenOffice.org_project/310m19$Build-9420</meta:generator>
    <meta:document-statistic meta:object-count="14"/>
  </office:meta>
</office:document-meta>
</file>